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Garuda" officeooo:rsid="0015e98d" officeooo:paragraph-rsid="0015e98d"/>
    </style:style>
    <style:style style:name="P2" style:family="paragraph" style:parent-style-name="Standard">
      <style:text-properties style:font-name="Garuda" officeooo:rsid="0017955e" officeooo:paragraph-rsid="0017955e"/>
    </style:style>
    <style:style style:name="P3" style:family="paragraph" style:parent-style-name="Standard">
      <style:text-properties style:font-name="Garuda" fo:font-weight="bold" officeooo:rsid="0017955e" officeooo:paragraph-rsid="0017955e" style:font-weight-asian="bold" style:font-weight-complex="bold"/>
    </style:style>
    <style:style style:name="P4" style:family="paragraph" style:parent-style-name="Standard" style:list-style-name="L1">
      <style:text-properties style:font-name="Garuda" fo:font-weight="bold" officeooo:rsid="0017955e" officeooo:paragraph-rsid="0017955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RAAG OVER GAIN &amp; RETURN</text:p>
      <text:p text:style-name="P2">De statistieken bevatten onder andere de totale gain en return (%) <text:s/>van een portfolio.</text:p>
      <text:p text:style-name="P2"/>
      <text:p text:style-name="P2"><text:span text:style-name="T1">Vraag</text:span>: neem je de waarde van de aandelen die op dat moment nog in de portefeuille zitten, mee in de winstberekening. </text:p>
      <text:p text:style-name="P2">Reken je dan alsof je ze op het moment van het opvragen van de statistieken meteen zou verkopen? Noot: de transactiekosten zijn dan ook niet mooi weerspiegeld omdat je mogelijks niet alles van je aandelen in één keer verkoopt. </text:p>
      <text:p text:style-name="P2"/>
      <text:p text:style-name="P3">Vraag: <text:span text:style-name="T2">hoe waardeer je de winst die je uit een transactie haalt. </text:span></text:p>
      <text:p text:style-name="P3"><text:span text:style-name="T2">Stel: je koopt op 1 jan 5 aandelen van Oak aan EUR 10. Op 2 jan koop je er 5 bij aan EUR 20. Op 3 jan verkoop je er 5 aan EUR 30. Negeer even de transactiekosten. <text:s/></text:span></text:p>
      <text:p text:style-name="P3"><text:span text:style-name="T2">Nu kun je volgens verschillende systemen de winst op die transactie noteren. </text:span></text:p>
      <text:list xml:id="list6701845268437764943" text:style-name="L1">
        <text:list-item>
          <text:p text:style-name="P4"><text:span text:style-name="T2">FIFO: de aandelen die je verkocht hebt, waren de aandelen die je op 1 jan hebt aangekocht =&gt; winst = EUR 20</text:span></text:p>
        </text:list-item>
        <text:list-item>
          <text:p text:style-name="P4"><text:span text:style-name="T2">LIFO: de aandelen die je verkocht hebt, waren de aandlen die je op 2 jan hebt aangekocht =&gt; winst = EUR 10</text:span></text:p>
        </text:list-item>
        <text:list-item>
          <text:p text:style-name="P4"><text:span text:style-name="T2">Gewogen Gemiddelde: winst = EUR 15</text:span></text:p>
        </text:list-item>
        <text:list-item>
          <text:p text:style-name="P4"><text:span text:style-name="T2">Iets ander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7T18:01:50.642961203</meta:creation-date>
    <dc:date>2015-08-27T18:12:35.740649903</dc:date>
    <meta:editing-duration>PT10M17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197" meta:character-count="1022" meta:non-whitespace-character-count="833"/>
  </office:meta>
</office:document-meta>
</file>